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9743in"/>
    </style:style>
    <style:style style:name="Table1.B" style:family="table-column">
      <style:table-column-properties style:column-width="1.2542in"/>
    </style:style>
    <style:style style:name="Table1.C" style:family="table-column">
      <style:table-column-properties style:column-width="4.696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officeooo:paragraph-rsid="001819b7"/>
    </style:style>
    <style:style style:name="P2" style:family="paragraph" style:parent-style-name="Text_20_body">
      <style:text-properties officeooo:rsid="000dcc6d"/>
    </style:style>
    <style:style style:name="P3" style:family="paragraph" style:parent-style-name="Text_20_body">
      <style:text-properties fo:font-style="italic"/>
    </style:style>
    <style:style style:name="P4" style:family="paragraph" style:parent-style-name="Text_20_body" style:list-style-name="L27"/>
    <style:style style:name="P5" style:family="paragraph" style:parent-style-name="Text_20_body" style:list-style-name="L28"/>
    <style:style style:name="P6" style:family="paragraph" style:parent-style-name="Text_20_body" style:list-style-name="L29"/>
    <style:style style:name="P7" style:family="paragraph" style:parent-style-name="Text_20_body" style:list-style-name="L30"/>
    <style:style style:name="P8" style:family="paragraph" style:parent-style-name="Text_20_body" style:list-style-name="L31"/>
    <style:style style:name="P9" style:family="paragraph" style:parent-style-name="Text_20_body" style:list-style-name="L31">
      <style:text-properties officeooo:paragraph-rsid="0015aed2"/>
    </style:style>
    <style:style style:name="P10" style:family="paragraph" style:parent-style-name="Text_20_body" style:list-style-name="L32"/>
    <style:style style:name="P11" style:family="paragraph" style:parent-style-name="Text_20_body" style:list-style-name="L33"/>
    <style:style style:name="P12" style:family="paragraph" style:parent-style-name="Text_20_body" style:list-style-name="L37"/>
    <style:style style:name="P13" style:family="paragraph" style:parent-style-name="Text_20_body" style:list-style-name="L37">
      <style:text-properties officeooo:paragraph-rsid="0015aed2"/>
    </style:style>
    <style:style style:name="P14" style:family="paragraph" style:parent-style-name="Text_20_body" style:list-style-name="L37">
      <style:text-properties officeooo:paragraph-rsid="0015f828"/>
    </style:style>
    <style:style style:name="P15" style:family="paragraph" style:parent-style-name="Text_20_body" style:list-style-name="L38"/>
    <style:style style:name="P16" style:family="paragraph" style:parent-style-name="Text_20_body" style:list-style-name="L39"/>
    <style:style style:name="P17" style:family="paragraph" style:parent-style-name="Text_20_body">
      <style:text-properties officeooo:paragraph-rsid="0015aed2"/>
    </style:style>
    <style:style style:name="P18" style:family="paragraph" style:parent-style-name="Text_20_body" style:list-style-name="L38">
      <style:text-properties officeooo:rsid="00177de9" officeooo:paragraph-rsid="00177de9"/>
    </style:style>
    <style:style style:name="P19" style:family="paragraph" style:parent-style-name="Text_20_body" style:list-style-name="L34">
      <style:paragraph-properties fo:margin-left="0.3937in" fo:margin-right="0.3937in" fo:text-indent="0in" style:auto-text-indent="false"/>
    </style:style>
    <style:style style:name="P20" style:family="paragraph" style:parent-style-name="Text_20_body" style:list-style-name="L35">
      <style:paragraph-properties fo:margin-left="0.3937in" fo:margin-right="0.3937in" fo:text-indent="0in" style:auto-text-indent="false"/>
      <style:text-properties officeooo:paragraph-rsid="0015aed2"/>
    </style:style>
    <style:style style:name="P21" style:family="paragraph" style:parent-style-name="Text_20_body" style:list-style-name="L36">
      <style:paragraph-properties fo:margin-left="0.3937in" fo:margin-right="0.3937in" fo:text-indent="0in" style:auto-text-indent="false"/>
      <style:text-properties officeooo:paragraph-rsid="0015f828"/>
    </style:style>
    <style:style style:name="T1" style:family="text">
      <style:text-properties fo:font-weight="bold" officeooo:rsid="001819b7" style:font-weight-asian="bold" style:font-weight-complex="bold"/>
    </style:style>
    <style:style style:name="T2" style:family="text">
      <style:text-properties fo:font-style="italic"/>
    </style:style>
    <style:style style:name="T3" style:family="text">
      <style:text-properties officeooo:rsid="0015aed2"/>
    </style:style>
    <style:style style:name="T4" style:family="text">
      <style:text-properties style:font-name="Liberation Serif" fo:font-size="12pt" fo:font-weight="bold" officeooo:rsid="0015aed2" style:font-name-asian="NSimSun" style:font-size-asian="12pt" style:font-weight-asian="bold" style:font-name-complex="Lucida Sans" style:font-size-complex="12pt" style:font-weight-complex="bold"/>
    </style:style>
    <style:style style:name="T5" style:family="text">
      <style:text-properties style:font-name="Liberation Serif" fo:font-size="12pt" fo:font-weight="normal" officeooo:rsid="0015aed2" style:font-name-asian="NSimSun" style:font-size-asian="12pt" style:font-weight-asian="normal" style:font-name-complex="Lucida Sans" style:font-size-complex="12pt" style:font-weight-complex="normal"/>
    </style:style>
    <style:style style:name="T6" style:family="text">
      <style:text-properties style:font-name="Liberation Serif" fo:font-size="24pt" fo:font-weight="bold" officeooo:rsid="001819b7" style:font-name-asian="NSimSun" style:font-size-asian="24pt" style:font-weight-asian="bold" style:font-name-complex="Lucida Sans" style:font-size-complex="24pt" style:font-weight-complex="bold"/>
    </style:style>
    <style:style style:name="T7" style:family="text">
      <style:text-properties style:font-name="Liberation Serif" fo:font-size="18pt" fo:font-weight="bold" officeooo:rsid="001c2ee0" style:font-name-asian="NSimSun" style:font-size-asian="18pt" style:font-weight-asian="bold" style:font-name-complex="Lucida Sans" style:font-size-complex="18pt" style:font-weight-complex="bold"/>
    </style:style>
    <style:style style:name="T8" style:family="text">
      <style:text-properties officeooo:rsid="0015f828"/>
    </style:style>
    <style:style style:name="T9" style:family="text">
      <style:text-properties officeooo:rsid="00177de9"/>
    </style:style>
    <style:style style:name="T10" style:family="text">
      <style:text-properties officeooo:rsid="001819b7"/>
    </style:style>
    <style:style style:name="T11" style:family="text">
      <style:text-properties officeooo:rsid="0018e1be"/>
    </style:style>
    <style:style style:name="T12" style:family="text">
      <style:text-properties officeooo:rsid="001b57ca"/>
    </style:style>
    <style:style style:name="T13" style:family="text">
      <style:text-properties officeooo:rsid="001c2ee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6">D</text:span>IS (<text:span text:style-name="Strong_20_Emphasis"><text:span text:style-name="T1">Deterministic</text:span></text:span> Identity System)</text:h>
      <text:h text:style-name="Heading_20_2" text:outline-level="2">Implementation Spec v<text:span text:style-name="T7">1</text:span>.0</text:h>
      <text:h text:style-name="Heading_20_3" text:outline-level="3">1. Environment &amp; Dependencies</text:h>
      <text:list xml:id="list1345524232" text:style-name="L27">
        <text:list-item>
          <text:p text:style-name="P4"><text:span text:style-name="Strong_20_Emphasis">Language:</text:span> Node.js (LTS)</text:p>
        </text:list-item>
        <text:list-item>
          <text:p text:style-name="P4"><text:span text:style-name="Strong_20_Emphasis">KDF:</text:span> argon2 (Deterministic password hashing)</text:p>
        </text:list-item>
        <text:list-item>
          <text:p text:style-name="P4"><text:span text:style-name="Strong_20_Emphasis">Hashing / HMAC:</text:span> crypto (Built-in Node module)</text:p>
        </text:list-item>
        <text:list-item>
          <text:p text:style-name="P4"><text:span text:style-name="Strong_20_Emphasis">Encoding:</text:span> Base62 (for ID suffixes), Crockford's Base32 (for Recovery Codes)</text:p>
        </text:list-item>
        <text:list-item>
          <text:p text:style-name="P4"><text:span text:style-name="Strong_20_Emphasis">Spellcheck:</text:span> Fast Levenshtein distance library (e.g., fast-levenshtein)</text:p>
        </text:list-item>
        <text:list-item>
          <text:p text:style-name="P4"><text:span text:style-name="Strong_20_Emphasis">Wordlist:</text:span> EFF Long Wordlist (7,776 words)</text:p>
        </text:list-item>
      </text:list>
      <text:h text:style-name="Heading_20_3" text:outline-level="3">2. Global Configuration (Secrets)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536692155600">
          <table:table-cell table:style-name="Table1.A1" office:value-type="string">
            <text:p text:style-name="Table_20_Contents">Variable</text:p>
          </table:table-cell>
          <table:table-cell table:style-name="Table1.A1" office:value-type="string">
            <text:p text:style-name="Table_20_Contents">Storage</text:p>
          </table:table-cell>
          <table:table-cell table:style-name="Table1.A1" office:value-type="string">
            <text:p text:style-name="Table_20_Contents">Purpose</text:p>
          </table:table-cell>
        </table:table-row>
        <table:table-row table:style-name="TableLine1536692155600">
          <table:table-cell table:style-name="Table1.A1" office:value-type="string">
            <text:p text:style-name="Table_20_Contents">PEPPER</text:p>
          </table:table-cell>
          <table:table-cell table:style-name="Table1.A1" office:value-type="string">
            <text:p text:style-name="Table_20_Contents">.env or Secret Manager</text:p>
          </table:table-cell>
          <table:table-cell table:style-name="Table1.A1" office:value-type="string">
            <text:p text:style-name="Table_20_Contents">Fixed pepper included in Argon2 hash.</text:p>
          </table:table-cell>
        </table:table-row>
        <table:table-row table:style-name="TableLine1536692155600">
          <table:table-cell table:style-name="Table1.A1" office:value-type="string">
            <text:p text:style-name="Table_20_Contents">SYNTH_SALT</text:p>
          </table:table-cell>
          <table:table-cell table:style-name="Table1.A1" office:value-type="string">
            <text:p text:style-name="Table_20_Contents">.env or Secret Manager</text:p>
          </table:table-cell>
          <table:table-cell table:style-name="Table1.A1" office:value-type="string">
            <text:p text:style-name="Table_20_Contents">A Buffer (min 16 bytes). Used as the cryptographic key to generate deterministic user salts via HMAC.</text:p>
          </table:table-cell>
        </table:table-row>
      </table:table>
      <text:p text:style-name="P3">Advisory: Never hard-code these. If lost, all identities break.</text:p>
      <text:h text:style-name="Heading_20_3" text:outline-level="3">3. The Core Identity Logic</text:h>
      <text:h text:style-name="Heading_20_4" text:outline-level="4">A. Username Normalization</text:h>
      <text:list xml:id="list406507707" text:style-name="L28">
        <text:list-item>
          <text:p text:style-name="P5"><text:span text:style-name="Strong_20_Emphasis">Input:</text:span> Alphanumeric string <text:span text:style-name="T3">(Base62)</text:span>.</text:p>
        </text:list-item>
        <text:list-item>
          <text:p text:style-name="P5"><text:span text:style-name="Strong_20_Emphasis">Strip Suffix:</text:span> If input contains a hyphen -, strip everything from the first hyphen onward.</text:p>
        </text:list-item>
        <text:list-item>
          <text:p text:style-name="P5"><text:span text:style-name="Strong_20_Emphasis">Truncate:</text:span> Limit to <text:span text:style-name="Strong_20_Emphasis">13</text:span> characters.</text:p>
        </text:list-item>
        <text:list-item>
          <text:p text:style-name="P5"><text:span text:style-name="Strong_20_Emphasis">Pad:</text:span> Right-pad with underscores _ to exactly 13 characters. (Internal use only, display without padding).</text:p>
        </text:list-item>
      </text:list>
      <text:h text:style-name="Heading_20_4" text:outline-level="4">B. <text:span text:style-name="T4">Code words</text:span> Generation &amp; Normalization</text:h>
      <text:list xml:id="list1903684005" text:style-name="L29">
        <text:list-item>
          <text:p text:style-name="P6"><text:span text:style-name="Strong_20_Emphasis">Generation:</text:span> Select 3 <text:span text:style-name="Strong_20_Emphasis">unique</text:span> words from the EFF Long list (no duplicates).</text:p>
        </text:list-item>
        <text:list-item>
          <text:p text:style-name="P6"><text:span text:style-name="Strong_20_Emphasis">Order Independence:</text:span> To allow users to enter words in any order, the system must <text:span text:style-name="Strong_20_Emphasis">always alphabetize</text:span> the 3 words into an array before processing or encoding.</text:p>
        </text:list-item>
        <text:list-item>
          <text:p text:style-name="P6"><text:span text:style-name="Strong_20_Emphasis">Standard Formatting:</text:span> WORD1-WORD2-WORD3 (uppercase for display, lowercase for hashing).</text:p>
        </text:list-item>
      </text:list>
      <text:h text:style-name="Heading_20_4" text:outline-level="4"><text:soft-page-break/>C. Cryptographic Derivations</text:h>
      <text:p text:style-name="Text_20_body"><text:span text:style-name="Strong_20_Emphasis">1. The User Salt (HMAC-SHA256)</text:span><text:line-break/>We deterministically generate a unique 16-byte salt per user without needing a database.</text:p>
      <text:list xml:id="list2265410762" text:style-name="L30">
        <text:list-item>
          <text:p text:style-name="P7">UserSalt = HMAC-SHA256(key: SYNTH_SALT, message: NormalizedUsername).slice(0, 16)</text:p>
        </text:list-item>
      </text:list>
      <text:p text:style-name="Text_20_body"><text:span text:style-name="Strong_20_Emphasis">2. The Master Key (Argon2id)</text:span></text:p>
      <text:list xml:id="list4240829253" text:style-name="L31">
        <text:list-item>
          <text:p text:style-name="P9"><text:span text:style-name="Strong_20_Emphasis">Input String:</text:span> NormalizedUsername + ":" + AlphabetizedLowercase<text:span text:style-name="T5">Codewords</text:span> + ":" + PEPPER</text:p>
        </text:list-item>
        <text:list-item>
          <text:p text:style-name="P8"><text:span text:style-name="Strong_20_Emphasis">Salt:</text:span> UserSalt (from step 1)</text:p>
        </text:list-item>
        <text:list-item>
          <text:p text:style-name="P8"><text:span text:style-name="Strong_20_Emphasis">Settings:</text:span> type: argon2id, memoryCost: 65536, timeCost: 3, parallelism: 4, raw: true</text:p>
        </text:list-item>
      </text:list>
      <text:p text:style-name="Text_20_body"><text:span text:style-name="Strong_20_Emphasis">3. The Identities (Base62)</text:span></text:p>
      <text:list xml:id="list1152283721" text:style-name="L32">
        <text:list-item>
          <text:p text:style-name="P10">Base62Hash = Base62Encode(MasterKeyBuffer)</text:p>
        </text:list-item>
        <text:list-item>
          <text:p text:style-name="P10"><text:span text:style-name="Strong_20_Emphasis">InternalID:</text:span> NormalizedUsername + "-" + Base62Hash <text:span text:style-name="T2">(Stored in DB, 100% collision-proof)</text:span></text:p>
        </text:list-item>
        <text:list-item>
          <text:p text:style-name="P10"><text:span text:style-name="Strong_20_Emphasis">PublicID:</text:span> NormalizedUsername + "-" + Base62Hash.substring(0, 6) <text:span text:style-name="T2">(For user display and social routing)</text:span></text:p>
        </text:list-item>
      </text:list>
      <text:h text:style-name="Heading_20_4" text:outline-level="4">D. The Recovery Code (Crockford's Base32)</text:h>
      <text:p text:style-name="Text_20_body">A human-friendly backup code representing the exact numeric value of the 3 alphabetized <text:span text:style-name="T3">code </text:span>words.</text:p>
      <text:list xml:id="list3240202833" text:style-name="L33">
        <text:list-item>
          <text:p text:style-name="P11">Map the 3 alphabetized <text:span text:style-name="T3">code </text:span>words to their EFF index numbers (0 - 7775).</text:p>
        </text:list-item>
        <text:list-item>
          <text:p text:style-name="P11">Calculate massive integer: (Word1Index * 7776^2) + (Word2Index * 7776) + Word3Index</text:p>
        </text:list-item>
        <text:list-item>
          <text:p text:style-name="P11">Encode integer using Crockford's Base32 (excluding I, L, O, U).</text:p>
        </text:list-item>
        <text:list-item>
          <text:p text:style-name="P11">Format as 8 characters with a dash: e.g., H8F3-9A2X.</text:p>
        </text:list-item>
      </text:list>
      <text:p text:style-name="Horizontal_20_Line"/>
      <text:h text:style-name="Heading_20_3" text:outline-level="3">4. Psychological UX Hooks</text:h>
      <text:p text:style-name="Text_20_body">To drastically reduce account loss without compromising cryptographic integrity, the frontend relies on the following mechanisms:</text:p>
      <text:p text:style-name="Text_20_body"><text:span text:style-name="Strong_20_Emphasis">1. The "Mad-Lib" Bizarreness Effect</text:span><text:line-break/>Upon generation, present the 3 <text:span text:style-name="T3">code </text:span>words embedded in narrative concepts to trigger visual memory:</text:p>
      <text:list xml:id="list534839884" text:style-name="L34">
        <text:list-item>
          <text:p text:style-name="P19">{Username} writes songs about {Word1}, {Word2}, and {Word3}.</text:p>
        </text:list-item>
        <text:list-item>
          <text:p text:style-name="P19">{Username} paints pictures of {Word1}, {Word2}, and {Word3}.</text:p>
        </text:list-item>
        <text:list-item>
          <text:p text:style-name="P19">{Username} often contemplates {Word1}, {Word2}, and {Word3}.</text:p>
        </text:list-item>
      </text:list>
      <text:p text:style-name="P17"><text:span text:style-name="Strong_20_Emphasis">2. The Muscle-Memory Trap</text:span><text:line-break/>During registration, users cannot proceed until they physically type the generated <text:span text:style-name="T3">code </text:span>words.</text:p>
      <text:p text:style-name="Text_20_body"><text:soft-page-break/><text:span text:style-name="Strong_20_Emphasis">3. The "Blind Spellcheck" (Levenshtein Distance)</text:span><text:line-break/>If a user enters a word that is not in the 7,776-word dictionary, the system <text:span text:style-name="Strong_20_Emphasis">must not auto-correct</text:span>. It denies login and prompts:</text:p>
      <text:list xml:id="list234060797" text:style-name="L35">
        <text:list-item>
          <text:p text:style-name="P20">"<text:span text:style-name="T3">Invalid code word entered. </text:span>Did you mean [Closest_Valid_Word]? Please re-enter your <text:span text:style-name="T3">code </text:span>words."</text:p>
        </text:list-item>
      </text:list>
      <text:p text:style-name="P17"><text:span text:style-name="Strong_20_Emphasis">4. Cryptic Error Theming</text:span><text:line-break/>On a valid dictionary entry but incorrect combination/hash, the system does not give clues to which <text:span text:style-name="T3">code </text:span>words was wrong. It prompts:</text:p>
      <text:list xml:id="list4041474975" text:style-name="L36">
        <text:list-item>
          <text:p text:style-name="P21">"Invalid identity. Contemplate the songs and pictures for your<text:span text:style-name="T3"> </text:span>words and try again."</text:p>
        </text:list-item>
      </text:list>
      <text:p text:style-name="Horizontal_20_Line"/>
      <text:h text:style-name="Heading_20_3" text:outline-level="3">5. System Flows (Terminal)</text:h>
      <text:h text:style-name="Heading_20_4" text:outline-level="4">Creation Flow</text:h>
      <text:list xml:id="list3295948249" text:style-name="L37">
        <text:list-item>
          <text:p text:style-name="P12">User requests a new identity and enters desired Username.</text:p>
        </text:list-item>
        <text:list-item>
          <text:p text:style-name="P12">System normalizes to 13 chars.</text:p>
        </text:list-item>
        <text:list-item>
          <text:p text:style-name="P14">System generates 3 unique <text:span text:style-name="T9">code </text:span>words, alphabetizes them, calculates InternalID and Recovery Code, <text:span text:style-name="T8"><text:s text:c="2"/>and checks registry for PublicID collision. Repeat 5 times </text:span><text:span text:style-name="T11">with new unique words </text:span><text:span text:style-name="T8">until no collision. If 5 collisions, inform user that desired username is unavailable, and advise they try another, and return to 1 (enter new username).</text:span></text:p>
        </text:list-item>
        <text:list-item>
          <text:p text:style-name="P12">System displays the Mad-Libs, the PublicID, and the Recovery Code.</text:p>
        </text:list-item>
        <text:list-item>
          <text:p text:style-name="P13">System inserts InternalID <text:span text:style-name="T3">i</text:span>nto registry.</text:p>
        </text:list-item>
        <text:list-item>
          <text:p text:style-name="P12"><text:span text:style-name="Strong_20_Emphasis">Confirmation Block:</text:span> System prompts: <text:span text:style-name="T2">"Enter the three words to confirm: "</text:span></text:p>
        </text:list-item>
        <text:list-item>
          <text:p text:style-name="P12">User successfully types <text:span text:style-name="T9">code </text:span>words -&gt; System grants session.</text:p>
        </text:list-item>
      </text:list>
      <text:h text:style-name="Heading_20_4" text:outline-level="4">Login Flow</text:h>
      <text:list xml:id="list1069834125" text:style-name="L38">
        <text:list-item>
          <text:p text:style-name="P15">User connects and is prompted: "Enter your <text:span text:style-name="T3">username and</text:span> <text:span text:style-name="T9">3 code </text:span>words, or type 'recover' to use a backup code."</text:p>
        </text:list-item>
        <text:list-item>
          <text:p text:style-name="P15"><text:span text:style-name="Strong_20_Emphasis">If 'recover':</text:span></text:p>
          <text:list>
            <text:list-item>
              <text:p text:style-name="P15">Ask for 8-character Crockford Base32 code.</text:p>
            </text:list-item>
            <text:list-item>
              <text:p text:style-name="P15">Decode integer, extract the 3 EFF words.</text:p>
            </text:list-item>
            <text:list-item>
              <text:p text:style-name="P15">Display: "Recovery accepted. Your passcodes are {Word1}, {Word2}, {Word3}. [Show Mad-Libs] <text:span text:style-name="T9">[Require entry of 3 code words to proceed]</text:span>."</text:p>
            </text:list-item>
            <text:list-item>
              <text:p text:style-name="P15">Proceed to Step 4 using these <text:span text:style-name="T9">code </text:span>words.</text:p>
            </text:list-item>
          </text:list>
        </text:list-item>
        <text:list-item>
          <text:p text:style-name="P15"><text:span text:style-name="Strong_20_Emphasis">If 3 </text:span><text:span text:style-name="Strong_20_Emphasis"><text:span text:style-name="T9">code</text:span></text:span><text:span text:style-name="Strong_20_Emphasis"> words entered:</text:span></text:p>
          <text:list>
            <text:list-item>
              <text:p text:style-name="P18"><text:soft-page-break/>Normalize – we display in ALL CAPS but normalize all lower.</text:p>
            </text:list-item>
            <text:list-item>
              <text:p text:style-name="P15">Validate all 3 words against the EFF dictionary <text:span text:style-name="T3">and ensure all 3 unique.</text:span></text:p>
            </text:list-item>
            <text:list-item>
              <text:p text:style-name="P15"><text:span text:style-name="T2">If invalid:</text:span> Calculate Levenshtein distance -&gt; Display <text:span text:style-name="T2">"Did you mean?"</text:span> -&gt; Reset prompt.</text:p>
            </text:list-item>
            <text:list-item>
              <text:p text:style-name="P15"><text:span text:style-name="T2">If valid:</text:span> Alphabetize words -&gt; Proceed to Step 4.</text:p>
            </text:list-item>
          </text:list>
        </text:list-item>
        <text:list-item>
          <text:p text:style-name="P15">Calculate UserSalt, derive Argon2 MasterKey, and generate InternalID.</text:p>
        </text:list-item>
        <text:list-item>
          <text:p text:style-name="P15">Check Database for exact InternalID match.</text:p>
          <text:list>
            <text:list-item>
              <text:p text:style-name="P15"><text:span text:style-name="T2">If match:</text:span> Attach InternalID to <text:span text:style-name="T12">connection</text:span>. Grant access.</text:p>
            </text:list-item>
            <text:list-item>
              <text:p text:style-name="P15"><text:span text:style-name="T2">If no match:</text:span> Display <text:span text:style-name="T2">"Contemplate the songs and pictures..."</text:span> -&gt; Reset prompt.</text:p>
            </text:list-item>
          </text:list>
        </text:list-item>
      </text:list>
      <text:h text:style-name="Heading_20_3" text:outline-level="3">6. Session Management &amp; Security Throttling</text:h>
      <text:list xml:id="list83910827" text:style-name="L39">
        <text:list-item>
          <text:p text:style-name="P16"><text:span text:style-name="Strong_20_Emphasis">Stateful Sockets:</text:span> <text:span text:style-name="T12">Must be used either in an environment where TCP connections are stateful, or another web session handle added for WWW/REST.</text:span></text:p>
        </text:list-item>
        <text:list-item>
          <text:p text:style-name="P16"><text:span text:style-name="Strong_20_Emphasis">Throttling:</text:span></text:p>
          <text:list>
            <text:list-item>
              <text:p text:style-name="P16">Max 5 failed logins per IP per 1 minute.</text:p>
            </text:list-item>
            <text:list-item>
              <text:p text:style-name="P16">Max 1 account registration per IP per 1 minute.</text:p>
            </text:list-item>
            <text:list-item>
              <text:p text:style-name="P16"><text:span text:style-name="T2">Event Loop Note:</text:span> Heavy Argon2 math (raw: true) must remain asynchronous so the Node.js event loop can process other active Telnet streams during hash calculation.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2T21:32:37.628000000</meta:creation-date>
    <dc:date>2026-04-03T16:28:34.655000000</dc:date>
    <meta:editing-duration>PT2H43M49S</meta:editing-duration>
    <meta:editing-cycles>15</meta:editing-cycles>
    <meta:generator>LibreOffice/7.1.5.2$Windows_X86_64 LibreOffice_project/85f04e9f809797b8199d13c421bd8a2b025d52b5</meta:generator>
    <meta:document-statistic meta:table-count="1" meta:image-count="0" meta:object-count="0" meta:page-count="4" meta:paragraph-count="89" meta:word-count="898" meta:character-count="5738" meta:non-whitespace-character-count="4982"/>
  </office:meta>
</office:document-meta>
</file>